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vent Typ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Tim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ReqTime</text:p>
          </table:table-cell>
          <table:table-cell office:value-type="string" calcext:value-type="string">
            <text:p>ReqDur</text:p>
          </table:table-cell>
          <table:table-cell office:value-type="string" calcext:value-type="string">
            <text:p>Stim Type</text:p>
          </table:table-cell>
          <table:table-cell office:value-type="string" calcext:value-type="string">
            <text:p>Pair Index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71130" calcext:value-type="float">
            <text:p>1711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94464" calcext:value-type="float">
            <text:p>194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17864" calcext:value-type="float">
            <text:p>2178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241263" calcext:value-type="float">
            <text:p>2412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65163" calcext:value-type="float">
            <text:p>2651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88562" calcext:value-type="float">
            <text:p>2885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11962" calcext:value-type="float">
            <text:p>3119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35363" calcext:value-type="float">
            <text:p>3353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58762" calcext:value-type="float">
            <text:p>3587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82162" calcext:value-type="float">
            <text:p>3821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405562" calcext:value-type="float">
            <text:p>4055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428961" calcext:value-type="float">
            <text:p>4289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452260" calcext:value-type="float">
            <text:p>4522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475660" calcext:value-type="float">
            <text:p>4756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8]-[.E17])/10000" office:value-type="float" office:value="0.4492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480152" calcext:value-type="float">
            <text:p>480152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9]-[.E18])/10000" office:value-type="float" office:value="1.881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498970" calcext:value-type="float">
            <text:p>4989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0]-[.E19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522361" calcext:value-type="float">
            <text:p>522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1]-[.E20])/10000" office:value-type="float" office:value="0.646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528829" calcext:value-type="float">
            <text:p>528829</text:p>
          </table:table-cell>
          <table:table-cell office:value-type="float" office:value="3068" calcext:value-type="float">
            <text:p>306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22]-[.E21])/10000" office:value-type="float" office:value="1.694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545770" calcext:value-type="float">
            <text:p>5457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3]-[.E22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569161" calcext:value-type="float">
            <text:p>569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4]-[.E23])/10000" office:value-type="float" office:value="2.339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592559" calcext:value-type="float">
            <text:p>592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5]-[.E24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615959" calcext:value-type="float">
            <text:p>6159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6]-[.E25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639359" calcext:value-type="float">
            <text:p>639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7]-[.E2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662759" calcext:value-type="float">
            <text:p>6627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28]-[.E27])/10000" office:value-type="float" office:value="0.421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666976" calcext:value-type="float">
            <text:p>666976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29]-[.E28])/10000" office:value-type="float" office:value="1.91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686167" calcext:value-type="float">
            <text:p>6861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0]-[.E29])/10000" office:value-type="float" office:value="2.3392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709559" calcext:value-type="float">
            <text:p>7095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1]-[.E30])/10000" office:value-type="float" office:value="0.561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715170" calcext:value-type="float">
            <text:p>715170</text:p>
          </table:table-cell>
          <table:table-cell office:value-type="float" office:value="2212" calcext:value-type="float">
            <text:p>221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32]-[.E31])/10000" office:value-type="float" office:value="1.779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732967" calcext:value-type="float">
            <text:p>7329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3]-[.E32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756358" calcext:value-type="float">
            <text:p>756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4]-[.E33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779757" calcext:value-type="float">
            <text:p>7797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5]-[.E34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803157" calcext:value-type="float">
            <text:p>803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6]-[.E35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826557" calcext:value-type="float">
            <text:p>8265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7]-[.E3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849957" calcext:value-type="float">
            <text:p>849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8]-[.E37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873358" calcext:value-type="float">
            <text:p>873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39]-[.E38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896757" calcext:value-type="float">
            <text:p>8967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0]-[.E3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920157" calcext:value-type="float">
            <text:p>9201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1]-[.E40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943556" calcext:value-type="float">
            <text:p>943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2]-[.E41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966956" calcext:value-type="float">
            <text:p>9669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3]-[.E42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990355" calcext:value-type="float">
            <text:p>990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4]-[.E43])/10000" office:value-type="float" office:value="0.5025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995380" calcext:value-type="float">
            <text:p>995380</text:p>
          </table:table-cell>
          <table:table-cell office:value-type="float" office:value="1625" calcext:value-type="float">
            <text:p>162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([.E45]-[.E44])/10000" office:value-type="float" office:value="1.838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013764" calcext:value-type="float">
            <text:p>10137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6]-[.E45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037155" calcext:value-type="float">
            <text:p>1037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7]-[.E4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060555" calcext:value-type="float">
            <text:p>1060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8]-[.E47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083955" calcext:value-type="float">
            <text:p>10839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49]-[.E48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107354" calcext:value-type="float">
            <text:p>11073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0]-[.E4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130754" calcext:value-type="float">
            <text:p>11307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1]-[.E50])/10000" office:value-type="float" office:value="2.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154754" calcext:value-type="float">
            <text:p>11547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2]-[.E5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178153" calcext:value-type="float">
            <text:p>11781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3]-[.E52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201554" calcext:value-type="float">
            <text:p>12015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4]-[.E53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1224953" calcext:value-type="float">
            <text:p>12249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5]-[.E54])/10000" office:value-type="float" office:value="0.458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1229536" calcext:value-type="float">
            <text:p>1229536</text:p>
          </table:table-cell>
          <table:table-cell office:value-type="float" office:value="1183" calcext:value-type="float">
            <text:p>118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([.E56]-[.E55])/10000" office:value-type="float" office:value="1.8826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248362" calcext:value-type="float">
            <text:p>1248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7]-[.E56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1271753" calcext:value-type="float">
            <text:p>12717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58]-[.E57])/10000" office:value-type="float" office:value="0.813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1279891" calcext:value-type="float">
            <text:p>1279891</text:p>
          </table:table-cell>
          <table:table-cell office:value-type="float" office:value="4739" calcext:value-type="float">
            <text:p>473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59]-[.E58])/10000" office:value-type="float" office:value="1.52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295161" calcext:value-type="float">
            <text:p>1295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0]-[.E59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318552" calcext:value-type="float">
            <text:p>1318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1]-[.E6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341952" calcext:value-type="float">
            <text:p>13419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2]-[.E6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1365351" calcext:value-type="float">
            <text:p>1365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3]-[.E62])/10000" office:value-type="float" office:value="0.473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1370084" calcext:value-type="float">
            <text:p>1370084</text:p>
          </table:table-cell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64]-[.E63])/10000" office:value-type="float" office:value="1.857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388661" calcext:value-type="float">
            <text:p>13886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5]-[.E64])/10000" office:value-type="float" office:value="2.33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412051" calcext:value-type="float">
            <text:p>14120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6]-[.E65])/10000" office:value-type="float" office:value="2.40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436052" calcext:value-type="float">
            <text:p>14360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7]-[.E66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459451" calcext:value-type="float">
            <text:p>1459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8]-[.E67])/10000" office:value-type="float" office:value="2.4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483551" calcext:value-type="float">
            <text:p>1483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69]-[.E68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506950" calcext:value-type="float">
            <text:p>15069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0]-[.E6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530350" calcext:value-type="float">
            <text:p>15303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1]-[.E7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553750" calcext:value-type="float">
            <text:p>15537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2]-[.E7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577149" calcext:value-type="float">
            <text:p>1577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3]-[.E72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600550" calcext:value-type="float">
            <text:p>16005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4]-[.E73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623950" calcext:value-type="float">
            <text:p>16239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5]-[.E74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647349" calcext:value-type="float">
            <text:p>1647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6]-[.E75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670749" calcext:value-type="float">
            <text:p>16707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7]-[.E76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694148" calcext:value-type="float">
            <text:p>16941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8]-[.E77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717548" calcext:value-type="float">
            <text:p>1717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79]-[.E78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740948" calcext:value-type="float">
            <text:p>17409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0]-[.E7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764348" calcext:value-type="float">
            <text:p>176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1]-[.E8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787748" calcext:value-type="float">
            <text:p>1787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2]-[.E8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811147" calcext:value-type="float">
            <text:p>18111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3]-[.E82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834547" calcext:value-type="float">
            <text:p>18345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4]-[.E83])/10000" office:value-type="float" office:value="2.22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856747" calcext:value-type="float">
            <text:p>18567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5]-[.E84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880146" calcext:value-type="float">
            <text:p>1880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6]-[.E85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903547" calcext:value-type="float">
            <text:p>19035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7]-[.E8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1926947" calcext:value-type="float">
            <text:p>1926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8]-[.E87])/10000" office:value-type="float" office:value="2.39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950946" calcext:value-type="float">
            <text:p>1950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89]-[.E88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974346" calcext:value-type="float">
            <text:p>1974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0]-[.E89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1997745" calcext:value-type="float">
            <text:p>1997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1]-[.E9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2021145" calcext:value-type="float">
            <text:p>2021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2]-[.E91])/10000" office:value-type="float" office:value="0.527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2026422" calcext:value-type="float">
            <text:p>2026422</text:p>
          </table:table-cell>
          <table:table-cell office:value-type="float" office:value="1877" calcext:value-type="float">
            <text:p>187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93]-[.E92])/10000" office:value-type="float" office:value="1.813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044555" calcext:value-type="float">
            <text:p>2044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4]-[.E93])/10000" office:value-type="float" office:value="2.338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067944" calcext:value-type="float">
            <text:p>20679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5]-[.E94])/10000" office:value-type="float" office:value="2.3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091244" calcext:value-type="float">
            <text:p>2091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6]-[.E95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114644" calcext:value-type="float">
            <text:p>21146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7]-[.E9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138044" calcext:value-type="float">
            <text:p>21380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8]-[.E97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161443" calcext:value-type="float">
            <text:p>21614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99]-[.E98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184843" calcext:value-type="float">
            <text:p>21848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0]-[.E9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208243" calcext:value-type="float">
            <text:p>2208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1]-[.E10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231643" calcext:value-type="float">
            <text:p>22316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2]-[.E101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255043" calcext:value-type="float">
            <text:p>22550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3]-[.E102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278443" calcext:value-type="float">
            <text:p>22784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4]-[.E103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2301842" calcext:value-type="float">
            <text:p>2301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5]-[.E104])/10000" office:value-type="float" office:value="2.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324842" calcext:value-type="float">
            <text:p>2324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6]-[.E105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348241" calcext:value-type="float">
            <text:p>23482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7]-[.E10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371641" calcext:value-type="float">
            <text:p>23716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8]-[.E107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2395041" calcext:value-type="float">
            <text:p>23950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09]-[.E108])/10000" office:value-type="float" office:value="0.477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2399820" calcext:value-type="float">
            <text:p>2399820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10]-[.E109])/10000" office:value-type="float" office:value="1.863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418451" calcext:value-type="float">
            <text:p>2418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1]-[.E110])/10000" office:value-type="float" office:value="2.33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2441841" calcext:value-type="float">
            <text:p>24418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2]-[.E111])/10000" office:value-type="float" office:value="2.4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465941" calcext:value-type="float">
            <text:p>24659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3]-[.E112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2489341" calcext:value-type="float">
            <text:p>24893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4]-[.E113])/10000" office:value-type="float" office:value="1.13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2500651" calcext:value-type="float">
            <text:p>2500651</text:p>
          </table:table-cell>
          <table:table-cell office:value-type="float" office:value="7911" calcext:value-type="float">
            <text:p>791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15]-[.E114])/10000" office:value-type="float" office:value="1.209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512749" calcext:value-type="float">
            <text:p>25127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6]-[.E115])/10000" office:value-type="float" office:value="2.339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2536140" calcext:value-type="float">
            <text:p>25361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7]-[.E116])/10000" office:value-type="float" office:value="0.5786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2541926" calcext:value-type="float">
            <text:p>2541926</text:p>
          </table:table-cell>
          <table:table-cell office:value-type="float" office:value="2386" calcext:value-type="float">
            <text:p>2386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18]-[.E117])/10000" office:value-type="float" office:value="1.762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559549" calcext:value-type="float">
            <text:p>25595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19]-[.E118])/10000" office:value-type="float" office:value="2.33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582939" calcext:value-type="float">
            <text:p>25829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0]-[.E119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606339" calcext:value-type="float">
            <text:p>26063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1]-[.E12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629739" calcext:value-type="float">
            <text:p>26297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2]-[.E12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653138" calcext:value-type="float">
            <text:p>26531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3]-[.E122])/10000" office:value-type="float" office:value="2.33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2676439" calcext:value-type="float">
            <text:p>2676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4]-[.E123])/10000" office:value-type="float" office:value="0.451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2680952" calcext:value-type="float">
            <text:p>2680952</text:p>
          </table:table-cell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25]-[.E124])/10000" office:value-type="float" office:value="1.8896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699848" calcext:value-type="float">
            <text:p>26998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6]-[.E125])/10000" office:value-type="float" office:value="2.338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2723237" calcext:value-type="float">
            <text:p>2723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7]-[.E126])/10000" office:value-type="float" office:value="2.27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745937" calcext:value-type="float">
            <text:p>27459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8]-[.E127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769337" calcext:value-type="float">
            <text:p>27693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29]-[.E128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792738" calcext:value-type="float">
            <text:p>27927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0]-[.E129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816137" calcext:value-type="float">
            <text:p>2816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1]-[.E130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839537" calcext:value-type="float">
            <text:p>28395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2]-[.E131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862937" calcext:value-type="float">
            <text:p>28629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3]-[.E132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886336" calcext:value-type="float">
            <text:p>28863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4]-[.E133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2909736" calcext:value-type="float">
            <text:p>29097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5]-[.E134])/10000" office:value-type="float" office:value="2.40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933835" calcext:value-type="float">
            <text:p>29338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6]-[.E135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957236" calcext:value-type="float">
            <text:p>29572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7]-[.E136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2980636" calcext:value-type="float">
            <text:p>29806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8]-[.E137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004035" calcext:value-type="float">
            <text:p>30040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39]-[.E138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027435" calcext:value-type="float">
            <text:p>30274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0]-[.E139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050834" calcext:value-type="float">
            <text:p>30508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1]-[.E140])/10000" office:value-type="float" office:value="2.3401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074235" calcext:value-type="float">
            <text:p>3074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2]-[.E141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097634" calcext:value-type="float">
            <text:p>30976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3]-[.E142])/10000" office:value-type="float" office:value="2.339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121033" calcext:value-type="float">
            <text:p>31210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4]-[.E143])/10000" office:value-type="float" office:value="2.34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</text:p>
          </table:table-cell>
          <table:table-cell office:value-type="float" office:value="16" calcext:value-type="float">
            <text:p>16</text:p>
          </table:table-cell>
          <table:table-cell office:value-type="float" office:value="3144433" calcext:value-type="float">
            <text:p>31444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5]-[.E144])/10000" office:value-type="float" office:value="0.5393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sponse</text:p>
          </table:table-cell>
          <table:table-cell office:value-type="float" office:value="1" calcext:value-type="float">
            <text:p>1</text:p>
          </table:table-cell>
          <table:table-cell office:value-type="float" office:value="3149826" calcext:value-type="float">
            <text:p>3149826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([.E146]-[.E145])/10000" office:value-type="float" office:value="1.8018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Sound</text:p>
          </table:table-cell>
          <table:table-cell office:value-type="float" office:value="14" calcext:value-type="float">
            <text:p>14</text:p>
          </table:table-cell>
          <table:table-cell office:value-type="float" office:value="3167844" calcext:value-type="float">
            <text:p>3167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7]-[.E146])/10000" office:value-type="float" office:value="2.3389" calcext:value-type="float">
            <text:p/>
          </table:table-cell>
        </table:table-row>
        <table:table-row table:style-name="ro1">
          <table:table-cell office:value-type="string" calcext:value-type="string">
            <text:p>DJ-9mei-auto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ound</text:p>
          </table:table-cell>
          <table:table-cell office:value-type="float" office:value="18" calcext:value-type="float">
            <text:p>18</text:p>
          </table:table-cell>
          <table:table-cell office:value-type="float" office:value="3191233" calcext:value-type="float">
            <text:p>3191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([.E148]-[.E147])/10000" office:value-type="float" office:value="-319.1233" calcext:value-type="float">
            <text:p/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table:formula="of:=AVERAGE([.P144];[.P123];[.P116];[.P113];[.P108];[.P91];[.P62];[.P57];[.P54];[.P30];[.P27];[.P20];[.P17])" office:value-type="float" office:value="0.579230769230769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5:42:00.416000000</meta:creation-date>
    <dc:date>2016-05-09T18:02:03.166000000</dc:date>
    <meta:editing-duration>PT2H4M52S</meta:editing-duration>
    <meta:editing-cycles>1</meta:editing-cycles>
    <meta:generator>LibreOffice/4.2.3.3$Windows_x86 LibreOffice_project/882f8a0a489bc99a9e60c7905a60226254cb6ff0</meta:generator>
    <meta:document-statistic meta:table-count="1" meta:cell-count="1543" meta:object-count="0"/>
  </office:meta>
</office:document-meta>
</file>